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ersonality 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Ego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Temper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Optimism</text:p>
          </table:table-cell>
          <table:table-cell table:style-name="ce1" office:value-type="string" calcext:value-type="string">
            <text:p>Charm</text:p>
          </table:table-cell>
          <table:table-cell table:style-name="ce1" office:value-type="string" calcext:value-type="string">
            <text:p>Leadership</text:p>
          </table:table-cell>
          <table:table-cell table:style-name="ce1" office:value-type="string" calcext:value-type="string">
            <text:p>Intellect</text:p>
          </table:table-cell>
          <table:table-cell table:style-name="ce1" office:value-type="string" calcext:value-type="string">
            <text:p>Pers Index</text:p>
          </table:table-cell>
          <table:table-cell table:style-name="ce1" office:value-type="string" calcext:value-type="string">
            <text:p>Diff from Avg</text:p>
          </table:table-cell>
          <table:table-cell table:style-name="ce1" office:value-type="string" calcext:value-type="string">
            <text:p>Rel. Prob.</text:p>
          </table:table-cell>
          <table:table-cell table:style-name="ce1" office:value-type="string" calcext:value-type="string">
            <text:p>Abs Prob</text:p>
          </table:table-cell>
          <table:table-cell table:style-name="ce1" office:value-type="string" calcext:value-type="string">
            <text:p>Adj. Prob</text:p>
          </table:table-cell>
          <table:table-cell table:style-name="ce1" office:value-type="string" calcext:value-type="string">
            <text:p>Weighted</text:p>
          </table:table-cell>
        </table:table-row>
        <table:table-row table:style-name="ro1">
          <table:table-cell office:value-type="string" calcext:value-type="string">
            <text:p>Set 4</text:p>
          </table:table-cell>
          <table:table-cell office:value-type="string" calcext:value-type="string">
            <text:p>Respected Leader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:.K2])" office:value-type="float" office:value="14" calcext:value-type="float">
            <text:p>14</text:p>
          </table:table-cell>
          <table:table-cell table:formula="of:=ABS([.L2]-[.$L$15])" office:value-type="float" office:value="9.25" calcext:value-type="float">
            <text:p>9.25</text:p>
          </table:table-cell>
          <table:table-cell table:formula="of:=EXP(-[.M2]/10)" office:value-type="float" office:value="0.396531419074993" calcext:value-type="float">
            <text:p>0.3965314191</text:p>
          </table:table-cell>
          <table:table-cell table:formula="of:=[.N2]/[.$N$14]" office:value-type="percentage" office:value="0.0597503316775039" calcext:value-type="percentage">
            <text:p>5.98%</text:p>
          </table:table-cell>
          <table:table-cell office:value-type="percentage" office:value="0.06" calcext:value-type="percentage">
            <text:p>6.00%</text:p>
          </table:table-cell>
          <table:table-cell table:formula="of:=[.P2]*[.L2]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et 8</text:p>
          </table:table-cell>
          <table:table-cell office:value-type="string" calcext:value-type="string">
            <text:p>Media Darling</text:p>
          </table:table-cell>
          <table:table-cell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3:.K3])" office:value-type="float" office:value="15" calcext:value-type="float">
            <text:p>15</text:p>
          </table:table-cell>
          <table:table-cell table:formula="of:=ABS([.L3]-[.$L$15])" office:value-type="float" office:value="8.25" calcext:value-type="float">
            <text:p>8.25</text:p>
          </table:table-cell>
          <table:table-cell table:formula="of:=EXP(-[.M3]/10)" office:value-type="float" office:value="0.438234992464949" calcext:value-type="float">
            <text:p>0.4382349925</text:p>
          </table:table-cell>
          <table:table-cell table:formula="of:=[.N3]/[.$N$14]" office:value-type="percentage" office:value="0.0660343289153514" calcext:value-type="percentage">
            <text:p>6.60%</text:p>
          </table:table-cell>
          <table:table-cell office:value-type="percentage" office:value="0.065" calcext:value-type="percentage">
            <text:p>6.50%</text:p>
          </table:table-cell>
          <table:table-cell table:formula="of:=[.P3]*[.L3]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Set 9</text:p>
          </table:table-cell>
          <table:table-cell office:value-type="string" calcext:value-type="string">
            <text:p>Disciplined Worker</text:p>
          </table:table-cell>
          <table:table-cell office:value-type="string" calcext:value-type="string">
            <text:p>D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4:.K4])" office:value-type="float" office:value="16" calcext:value-type="float">
            <text:p>16</text:p>
          </table:table-cell>
          <table:table-cell table:formula="of:=ABS([.L4]-[.$L$15])" office:value-type="float" office:value="7.25" calcext:value-type="float">
            <text:p>7.25</text:p>
          </table:table-cell>
          <table:table-cell table:formula="of:=EXP(-[.M4]/10)" office:value-type="float" office:value="0.484324568955362" calcext:value-type="float">
            <text:p>0.484324569</text:p>
          </table:table-cell>
          <table:table-cell table:formula="of:=[.N4]/[.$N$14]" office:value-type="percentage" office:value="0.0729792199118882" calcext:value-type="percentage">
            <text:p>7.30%</text:p>
          </table:table-cell>
          <table:table-cell office:value-type="percentage" office:value="0.075" calcext:value-type="percentage">
            <text:p>7.50%</text:p>
          </table:table-cell>
          <table:table-cell table:formula="of:=[.P4]*[.L4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et 12</text:p>
          </table:table-cell>
          <table:table-cell office:value-type="string" calcext:value-type="string">
            <text:p>Patient Teacher</text:p>
          </table:table-cell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5:.K5])" office:value-type="float" office:value="16" calcext:value-type="float">
            <text:p>16</text:p>
          </table:table-cell>
          <table:table-cell table:formula="of:=ABS([.L5]-[.$L$15])" office:value-type="float" office:value="7.25" calcext:value-type="float">
            <text:p>7.25</text:p>
          </table:table-cell>
          <table:table-cell table:formula="of:=EXP(-[.M5]/10)" office:value-type="float" office:value="0.484324568955362" calcext:value-type="float">
            <text:p>0.484324569</text:p>
          </table:table-cell>
          <table:table-cell table:formula="of:=[.N5]/[.$N$14]" office:value-type="percentage" office:value="0.0729792199118882" calcext:value-type="percentage">
            <text:p>7.30%</text:p>
          </table:table-cell>
          <table:table-cell office:value-type="percentage" office:value="0.07" calcext:value-type="percentage">
            <text:p>7.00%</text:p>
          </table:table-cell>
          <table:table-cell table:formula="of:=[.P5]*[.L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Set 6</text:p>
          </table:table-cell>
          <table:table-cell office:value-type="string" calcext:value-type="string">
            <text:p>Quiet Nurturer</text:p>
          </table:table-cell>
          <table:table-cell office:value-type="string" calcext:value-type="string">
            <text:p>Q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6:.K6])" office:value-type="float" office:value="18" calcext:value-type="float">
            <text:p>18</text:p>
          </table:table-cell>
          <table:table-cell table:formula="of:=ABS([.L6]-[.$L$15])" office:value-type="float" office:value="5.25" calcext:value-type="float">
            <text:p>5.25</text:p>
          </table:table-cell>
          <table:table-cell table:formula="of:=EXP(-[.M6]/10)" office:value-type="float" office:value="0.591555364366815" calcext:value-type="float">
            <text:p>0.5915553644</text:p>
          </table:table-cell>
          <table:table-cell table:formula="of:=[.N6]/[.$N$14]" office:value-type="percentage" office:value="0.0891370204887578" calcext:value-type="percentage">
            <text:p>8.91%</text:p>
          </table:table-cell>
          <table:table-cell office:value-type="percentage" office:value="0.08" calcext:value-type="percentage">
            <text:p>8.00%</text:p>
          </table:table-cell>
          <table:table-cell table:formula="of:=[.P6]*[.L6]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Set 7</text:p>
          </table:table-cell>
          <table:table-cell office:value-type="string" calcext:value-type="string">
            <text:p>Oblivious Happy Guy</text:p>
          </table:table-cell>
          <table:table-cell office:value-type="string" calcext:value-type="string">
            <text:p>O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7:.K7])" office:value-type="float" office:value="21" calcext:value-type="float">
            <text:p>21</text:p>
          </table:table-cell>
          <table:table-cell table:formula="of:=ABS([.L7]-[.$L$15])" office:value-type="float" office:value="2.25" calcext:value-type="float">
            <text:p>2.25</text:p>
          </table:table-cell>
          <table:table-cell table:formula="of:=EXP(-[.M7]/10)" office:value-type="float" office:value="0.798516218759377" calcext:value-type="float">
            <text:p>0.7985162188</text:p>
          </table:table-cell>
          <table:table-cell table:formula="of:=[.N7]/[.$N$14]" office:value-type="percentage" office:value="0.120322392187832" calcext:value-type="percentage">
            <text:p>12.03%</text:p>
          </table:table-cell>
          <table:table-cell office:value-type="percentage" office:value="0.11" calcext:value-type="percentage">
            <text:p>11.00%</text:p>
          </table:table-cell>
          <table:table-cell table:formula="of:=[.P7]*[.L7]"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Set 3</text:p>
          </table:table-cell>
          <table:table-cell office:value-type="string" calcext:value-type="string">
            <text:p>Cold Thinker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D8:.K8])" office:value-type="float" office:value="24" calcext:value-type="float">
            <text:p>24</text:p>
          </table:table-cell>
          <table:table-cell table:formula="of:=ABS([.L8]-[.$L$15])" office:value-type="float" office:value="0.75" calcext:value-type="float">
            <text:p>0.75</text:p>
          </table:table-cell>
          <table:table-cell table:formula="of:=EXP(-[.M8]/10)" office:value-type="float" office:value="0.927743486328553" calcext:value-type="float">
            <text:p>0.9277434863</text:p>
          </table:table-cell>
          <table:table-cell table:formula="of:=[.N8]/[.$N$14]" office:value-type="percentage" office:value="0.139794675410806" calcext:value-type="percentage">
            <text:p>13.98%</text:p>
          </table:table-cell>
          <table:table-cell office:value-type="percentage" office:value="0.09" calcext:value-type="percentage">
            <text:p>9.00%</text:p>
          </table:table-cell>
          <table:table-cell table:formula="of:=[.P8]*[.L8]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Set 11</text:p>
          </table:table-cell>
          <table:table-cell office:value-type="string" calcext:value-type="string">
            <text:p>Nondescript</text:p>
          </table:table-cell>
          <table:table-cell office:value-type="string" calcext:value-type="string">
            <text:p>ND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SUM([.D9:.K9])" office:value-type="float" office:value="24" calcext:value-type="float">
            <text:p>24</text:p>
          </table:table-cell>
          <table:table-cell table:formula="of:=ABS([.L9]-[.$L$15])" office:value-type="float" office:value="0.75" calcext:value-type="float">
            <text:p>0.75</text:p>
          </table:table-cell>
          <table:table-cell table:formula="of:=EXP(-[.M9]/10)" office:value-type="float" office:value="0.927743486328553" calcext:value-type="float">
            <text:p>0.9277434863</text:p>
          </table:table-cell>
          <table:table-cell table:formula="of:=[.N9]/[.$N$14]" office:value-type="percentage" office:value="0.139794675410806" calcext:value-type="percentage">
            <text:p>13.98%</text:p>
          </table:table-cell>
          <table:table-cell office:value-type="percentage" office:value="0.2" calcext:value-type="percentage">
            <text:p>20.00%</text:p>
          </table:table-cell>
          <table:table-cell table:formula="of:=[.P9]*[.L9]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et 1</text:p>
          </table:table-cell>
          <table:table-cell office:value-type="string" calcext:value-type="string">
            <text:p>Brawny Tough-Guy</text:p>
          </table:table-cell>
          <table:table-cell office:value-type="string" calcext:value-type="string">
            <text:p>B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10:.K10])" office:value-type="float" office:value="30" calcext:value-type="float">
            <text:p>30</text:p>
          </table:table-cell>
          <table:table-cell table:formula="of:=ABS([.L10]-[.$L$15])" office:value-type="float" office:value="6.75" calcext:value-type="float">
            <text:p>6.75</text:p>
          </table:table-cell>
          <table:table-cell table:formula="of:=EXP(-[.M10]/10)" office:value-type="float" office:value="0.509156420607549" calcext:value-type="float">
            <text:p>0.5091564206</text:p>
          </table:table-cell>
          <table:table-cell table:formula="of:=[.N10]/[.$N$14]" office:value-type="percentage" office:value="0.0767209445294377" calcext:value-type="percentage">
            <text:p>7.67%</text:p>
          </table:table-cell>
          <table:table-cell office:value-type="percentage" office:value="0.12" calcext:value-type="percentage">
            <text:p>12.00%</text:p>
          </table:table-cell>
          <table:table-cell table:formula="of:=[.P10]*[.L10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 10</text:p>
          </table:table-cell>
          <table:table-cell office:value-type="string" calcext:value-type="string">
            <text:p>Impulsive Fighter</text:p>
          </table:table-cell>
          <table:table-cell office:value-type="string" calcext:value-type="string">
            <text:p>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1:.K11])" office:value-type="float" office:value="31" calcext:value-type="float">
            <text:p>31</text:p>
          </table:table-cell>
          <table:table-cell table:formula="of:=ABS([.L11]-[.$L$15])" office:value-type="float" office:value="7.75" calcext:value-type="float">
            <text:p>7.75</text:p>
          </table:table-cell>
          <table:table-cell table:formula="of:=EXP(-[.M11]/10)" office:value-type="float" office:value="0.460703780998966" calcext:value-type="float">
            <text:p>0.460703781</text:p>
          </table:table-cell>
          <table:table-cell table:formula="of:=[.N11]/[.$N$14]" office:value-type="percentage" office:value="0.0694199813572965" calcext:value-type="percentage">
            <text:p>6.94%</text:p>
          </table:table-cell>
          <table:table-cell office:value-type="percentage" office:value="0.07" calcext:value-type="percentage">
            <text:p>7.00%</text:p>
          </table:table-cell>
          <table:table-cell table:formula="of:=[.P11]*[.L11]"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Set 2</text:p>
          </table:table-cell>
          <table:table-cell office:value-type="string" calcext:value-type="string">
            <text:p>Angry Bigot</text:p>
          </table:table-cell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2:.K12])" office:value-type="float" office:value="35" calcext:value-type="float">
            <text:p>35</text:p>
          </table:table-cell>
          <table:table-cell table:formula="of:=ABS([.L12]-[.$L$15])" office:value-type="float" office:value="11.75" calcext:value-type="float">
            <text:p>11.75</text:p>
          </table:table-cell>
          <table:table-cell table:formula="of:=EXP(-[.M12]/10)" office:value-type="float" office:value="0.30881897968802" calcext:value-type="float">
            <text:p>0.3088189797</text:p>
          </table:table-cell>
          <table:table-cell table:formula="of:=[.N12]/[.$N$14]" office:value-type="percentage" office:value="0.0465336050992162" calcext:value-type="percentage">
            <text:p>4.65%</text:p>
          </table:table-cell>
          <table:table-cell office:value-type="percentage" office:value="0.03" calcext:value-type="percentage">
            <text:p>3.00%</text:p>
          </table:table-cell>
          <table:table-cell table:formula="of:=[.P12]*[.L12]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Set 5</text:p>
          </table:table-cell>
          <table:table-cell office:value-type="string" calcext:value-type="string">
            <text:p>Egomaniac</text:p>
          </table:table-cell>
          <table:table-cell office:value-type="string" calcext:value-type="string">
            <text:p>EG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3:.K13])" office:value-type="float" office:value="35" calcext:value-type="float">
            <text:p>35</text:p>
          </table:table-cell>
          <table:table-cell table:formula="of:=ABS([.L13]-[.$L$15])" office:value-type="float" office:value="11.75" calcext:value-type="float">
            <text:p>11.75</text:p>
          </table:table-cell>
          <table:table-cell table:formula="of:=EXP(-[.M13]/10)" office:value-type="float" office:value="0.30881897968802" calcext:value-type="float">
            <text:p>0.3088189797</text:p>
          </table:table-cell>
          <table:table-cell table:formula="of:=[.N13]/[.$N$14]" office:value-type="percentage" office:value="0.0465336050992162" calcext:value-type="percentage">
            <text:p>4.65%</text:p>
          </table:table-cell>
          <table:table-cell office:value-type="percentage" office:value="0.03" calcext:value-type="percentage">
            <text:p>3.00%</text:p>
          </table:table-cell>
          <table:table-cell table:formula="of:=[.P13]*[.L13]" office:value-type="float" office:value="1.05" calcext:value-type="float">
            <text:p>1.05</text:p>
          </table:table-cell>
        </table:table-row>
        <table:table-row table:style-name="ro1">
          <table:table-cell table:number-columns-repeated="3"/>
          <table:table-cell table:formula="of:=SUM([.D2:.D13])" office:value-type="float" office:value="37" calcext:value-type="float">
            <text:p>37</text:p>
          </table:table-cell>
          <table:table-cell table:formula="of:=SUM([.E2:.E13])" office:value-type="float" office:value="33" calcext:value-type="float">
            <text:p>33</text:p>
          </table:table-cell>
          <table:table-cell table:formula="of:=SUM([.F2:.F13])" office:value-type="float" office:value="35" calcext:value-type="float">
            <text:p>35</text:p>
          </table:table-cell>
          <table:table-cell table:formula="of:=SUM([.G2:.G13])" office:value-type="float" office:value="34" calcext:value-type="float">
            <text:p>34</text:p>
          </table:table-cell>
          <table:table-cell table:formula="of:=SUM([.H2:.H13])" office:value-type="float" office:value="34" calcext:value-type="float">
            <text:p>34</text:p>
          </table:table-cell>
          <table:table-cell table:formula="of:=SUM([.I2:.I13])" office:value-type="float" office:value="34" calcext:value-type="float">
            <text:p>34</text:p>
          </table:table-cell>
          <table:table-cell table:formula="of:=SUM([.J2:.J13])" office:value-type="float" office:value="37" calcext:value-type="float">
            <text:p>37</text:p>
          </table:table-cell>
          <table:table-cell table:formula="of:=SUM([.K2:.K13])" office:value-type="float" office:value="35" calcext:value-type="float">
            <text:p>35</text:p>
          </table:table-cell>
          <table:table-cell table:number-columns-repeated="2"/>
          <table:table-cell table:formula="of:=SUM([.N2:.N13])" office:value-type="float" office:value="6.63647226621652" calcext:value-type="float">
            <text:p>6.6364722662</text:p>
          </table:table-cell>
          <table:table-cell table:formula="of:=SUM([.O2:.O13])" office:value-type="percentage" office:value="1" calcext:value-type="percentage">
            <text:p>100.00%</text:p>
          </table:table-cell>
          <table:table-cell table:formula="of:=SUM([.P2:.P13])" office:value-type="percentage" office:value="1" calcext:value-type="percentage">
            <text:p>100.00%</text:p>
          </table:table-cell>
          <table:table-cell table:formula="of:=SUM([.Q2:.Q13])" office:value-type="float" office:value="22.715" calcext:value-type="float">
            <text:p>22.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2:.D13])" office:value-type="float" office:value="3.08333333333333" calcext:value-type="float">
            <text:p>3.0833333333</text:p>
          </table:table-cell>
          <table:table-cell table:formula="of:=AVERAGE([.E2:.E13])" office:value-type="float" office:value="2.75" calcext:value-type="float">
            <text:p>2.75</text:p>
          </table:table-cell>
          <table:table-cell table:formula="of:=AVERAGE([.F2:.F13])" office:value-type="float" office:value="2.91666666666667" calcext:value-type="float">
            <text:p>2.9166666667</text:p>
          </table:table-cell>
          <table:table-cell table:formula="of:=AVERAGE([.G2:.G13])" office:value-type="float" office:value="2.83333333333333" calcext:value-type="float">
            <text:p>2.8333333333</text:p>
          </table:table-cell>
          <table:table-cell table:formula="of:=AVERAGE([.H2:.H13])" office:value-type="float" office:value="2.83333333333333" calcext:value-type="float">
            <text:p>2.8333333333</text:p>
          </table:table-cell>
          <table:table-cell table:formula="of:=AVERAGE([.I2:.I13])" office:value-type="float" office:value="2.83333333333333" calcext:value-type="float">
            <text:p>2.8333333333</text:p>
          </table:table-cell>
          <table:table-cell table:formula="of:=AVERAGE([.J2:.J13])" office:value-type="float" office:value="3.08333333333333" calcext:value-type="float">
            <text:p>3.0833333333</text:p>
          </table:table-cell>
          <table:table-cell table:formula="of:=AVERAGE([.K2:.K13])" office:value-type="float" office:value="2.91666666666667" calcext:value-type="float">
            <text:p>2.9166666667</text:p>
          </table:table-cell>
          <table:table-cell table:formula="of:=AVERAGE([.L2:.L13])" office:value-type="float" office:value="23.25" calcext:value-type="float">
            <text:p>23.2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STDEV([.D2:.D13])" office:value-type="float" office:value="0.996204919895622" calcext:value-type="float">
            <text:p>0.9962049199</text:p>
          </table:table-cell>
          <table:table-cell table:formula="of:=STDEV([.E2:.E13])" office:value-type="float" office:value="1.21543108701099" calcext:value-type="float">
            <text:p>1.215431087</text:p>
          </table:table-cell>
          <table:table-cell table:formula="of:=STDEV([.F2:.F13])" office:value-type="float" office:value="1.67648622440092" calcext:value-type="float">
            <text:p>1.6764862244</text:p>
          </table:table-cell>
          <table:table-cell table:formula="of:=STDEV([.G2:.G13])" office:value-type="float" office:value="1.26730446462585" calcext:value-type="float">
            <text:p>1.2673044646</text:p>
          </table:table-cell>
          <table:table-cell table:formula="of:=STDEV([.H2:.H13])" office:value-type="float" office:value="1.11464085804543" calcext:value-type="float">
            <text:p>1.114640858</text:p>
          </table:table-cell>
          <table:table-cell table:formula="of:=STDEV([.I2:.I13])" office:value-type="float" office:value="1.46680440124618" calcext:value-type="float">
            <text:p>1.4668044012</text:p>
          </table:table-cell>
          <table:table-cell table:formula="of:=STDEV([.J2:.J13])" office:value-type="float" office:value="1.37895436890245" calcext:value-type="float">
            <text:p>1.3789543689</text:p>
          </table:table-cell>
          <table:table-cell table:formula="of:=STDEV([.K2:.K13])" office:value-type="float" office:value="1.37895436890245" calcext:value-type="float">
            <text:p>1.3789543689</text:p>
          </table:table-cell>
          <table:table-cell table:formula="of:=STDEV([.L2:.L13])" office:value-type="float" office:value="7.82914136706284" calcext:value-type="float">
            <text:p>7.829141367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VAR</text:p>
          </table:table-cell>
          <table:table-cell table:formula="of:=COVAR([.D2:.D13];[.$L2:.$L13])" office:value-type="float" office:value="4.97916666666667" calcext:value-type="float">
            <text:p>4.9791666667</text:p>
          </table:table-cell>
          <table:table-cell table:formula="of:=COVAR([.E2:.E13];[.$L2:.$L13])" office:value-type="float" office:value="6.97916666666667" calcext:value-type="float">
            <text:p>6.9791666667</text:p>
          </table:table-cell>
          <table:table-cell table:formula="of:=COVAR([.F2:.F13];[.$L2:.$L13])" office:value-type="float" office:value="11.1041666666667" calcext:value-type="float">
            <text:p>11.1041666667</text:p>
          </table:table-cell>
          <table:table-cell table:formula="of:=COVAR([.G2:.G13];[.$L2:.$L13])" office:value-type="float" office:value="8.04166666666667" calcext:value-type="float">
            <text:p>8.0416666667</text:p>
          </table:table-cell>
          <table:table-cell table:formula="of:=COVAR([.H2:.H13];[.$L2:.$L13])" office:value-type="float" office:value="4.375" calcext:value-type="float">
            <text:p>4.375</text:p>
          </table:table-cell>
          <table:table-cell table:formula="of:=COVAR([.I2:.I13];[.$L2:.$L13])" office:value-type="float" office:value="8.95833333333333" calcext:value-type="float">
            <text:p>8.9583333333</text:p>
          </table:table-cell>
          <table:table-cell table:formula="of:=COVAR([.J2:.J13];[.$L2:.$L13])" office:value-type="float" office:value="5.89583333333333" calcext:value-type="float">
            <text:p>5.8958333333</text:p>
          </table:table-cell>
          <table:table-cell table:formula="of:=COVAR([.K2:.K13];[.$L2:.$L13])" office:value-type="float" office:value="5.85416666666667" calcext:value-type="float">
            <text:p>5.854166666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.</text:p>
          </table:table-cell>
          <table:table-cell table:formula="of:=[.D17]/([.D16]*[.$L16])" office:value-type="float" office:value="0.638401422964564" calcext:value-type="float">
            <text:p>0.638401423</text:p>
          </table:table-cell>
          <table:table-cell table:formula="of:=[.E17]/([.E16]*[.$L16])" office:value-type="float" office:value="0.733430716654626" calcext:value-type="float">
            <text:p>0.7334307167</text:p>
          </table:table-cell>
          <table:table-cell table:formula="of:=[.F17]/([.F16]*[.$L16])" office:value-type="float" office:value="0.846002891643602" calcext:value-type="float">
            <text:p>0.8460028916</text:p>
          </table:table-cell>
          <table:table-cell table:formula="of:=[.G17]/([.G16]*[.$L16])" office:value-type="float" office:value="0.81049617097183" calcext:value-type="float">
            <text:p>0.810496171</text:p>
          </table:table-cell>
          <table:table-cell table:formula="of:=[.H17]/([.H16]*[.$L16])" office:value-type="float" office:value="0.501336083515366" calcext:value-type="float">
            <text:p>0.5013360835</text:p>
          </table:table-cell>
          <table:table-cell table:formula="of:=[.I17]/([.I16]*[.$L16])" office:value-type="float" office:value="0.780083117078629" calcext:value-type="float">
            <text:p>0.7800831171</text:p>
          </table:table-cell>
          <table:table-cell table:formula="of:=[.J17]/([.J16]*[.$L16])" office:value-type="float" office:value="0.54611130639447" calcext:value-type="float">
            <text:p>0.5461113064</text:p>
          </table:table-cell>
          <table:table-cell table:formula="of:=[.K17]/([.K16]*[.$L16])" office:value-type="float" office:value="0.542251862533025" calcext:value-type="float">
            <text:p>0.54225186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A2:Sheet1.K1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30:14.697219218</meta:creation-date>
    <dc:date>2017-05-11T16:42:02.098268754</dc:date>
    <meta:editing-duration>PT1H41M49S</meta:editing-duration>
    <meta:editing-cycles>3</meta:editing-cycles>
    <meta:generator>LibreOffice/4.2.8.2$Linux_X86_64 LibreOffice_project/420m0$Build-2</meta:generator>
    <meta:document-statistic meta:table-count="1" meta:cell-count="273" meta:object-count="0"/>
  </office:meta>
</office:document-meta>
</file>